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Wingdings" svg:font-family="Wingdings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5b9bd5" draw:stroke-linejoin="miter" draw:fill="gradient" draw:fill-gradient-name="Gradient_20_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18cm" svg:stroke-color="#ed7d31" draw:stroke-linejoin="miter" draw:fill="gradient" draw:fill-gradient-name="Gradient_20_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70ad47" draw:stroke-linejoin="miter" draw:fill="gradient" draw:fill-gradient-name="Gradient_20_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ffc000" draw:stroke-linejoin="miter" draw:fill="gradient" draw:fill-gradient-name="Gradient_20_1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a5a5a5" draw:stroke-linejoin="miter" draw:fill="gradient" draw:fill-gradient-name="Gradient_20_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4472c4" draw:stroke-linejoin="miter" draw:fill="gradient" draw:fill-gradient-name="Gradient_20_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miter" draw:fill="gradient" draw:fill-gradient-name="Gradient_20_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pr1" style:family="presentation" style:parent-style-name="Solo_20_titol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olo_20_titolo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9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10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11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12"/>
      <style:paragraph-properties fo:text-align="start" style:font-independent-line-spacing="true"/>
      <style:text-properties fo:font-size="18pt"/>
    </style:style>
    <style:style style:name="P13" style:family="paragraph">
      <loext:graphic-properties draw:fill="gradient" draw:fill-gradient-name="Gradient_20_13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ingding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ynamic Data - Schema" draw:style-name="dp1" draw:master-page-name="Solo_20_titolo" presentation:presentation-page-layout-name="AL1T19">
        <office:forms form:automatic-focus="false" form:apply-design-mode="false"/>
        <draw:frame draw:name="Titolo 1" presentation:style-name="pr1" draw:text-style-name="P2" draw:layer="layout" svg:width="29.209cm" svg:height="1.894cm" svg:x="2.328cm" svg:y="1.014cm" presentation:class="title" presentation:user-transformed="true">
          <draw:text-box>
            <text:p text:style-name="P1"><text:span text:style-name="T1">Dynamic Data - Schema</text:span></text:p>
          </draw:text-box>
        </draw:frame>
        <draw:custom-shape draw:name="Rettangolo con angoli arrotondati 2" draw:style-name="gr1" draw:text-style-name="P4" draw:layer="layout" svg:width="5.425cm" svg:height="2.227cm" svg:x="8.307cm" svg:y="4.316cm">
          <text:p text:style-name="P3"><text:span text:style-name="T2">DDManager</text:span></text:p>
          <text:p text:style-name="P3"><text:span text:style-name="T2">(Java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3" draw:style-name="gr1" draw:text-style-name="P4" draw:layer="layout" svg:width="5.425cm" svg:height="2.227cm" svg:x="19.583cm" svg:y="4.316cm">
          <text:p text:style-name="P3"><text:span text:style-name="T2">DDManager</text:span></text:p>
          <text:p text:style-name="P3"><text:span text:style-name="T2">(Qt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5" draw:style-name="gr2" draw:text-style-name="P5" draw:layer="layout" svg:width="5.826cm" svg:height="0.001cm" svg:x="13.757cm" svg:y="4.8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6" draw:style-name="gr2" draw:text-style-name="P5" draw:layer="layout" svg:width="5.826cm" svg:height="0.001cm" svg:x="13.757cm" svg:y="5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10" draw:style-name="gr3" draw:text-style-name="P7" draw:layer="layout" svg:width="2.124cm" svg:height="0.758cm" svg:x="13.744cm" svg:y="4.062cm">
          <text:p text:style-name="P6"><text:span text:style-name="T3">encode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3" draw:text-style-name="P7" draw:layer="layout" svg:width="2.124cm" svg:height="0.758cm" svg:x="17.446cm" svg:y="4.054cm">
          <text:p text:style-name="P6"><text:span text:style-name="T3">decode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" draw:text-style-name="P7" draw:layer="layout" svg:width="2.124cm" svg:height="0.758cm" svg:x="17.446cm" svg:y="5.782cm">
          <text:p text:style-name="P6"><text:span text:style-name="T3">encode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3" draw:text-style-name="P7" draw:layer="layout" svg:width="2.124cm" svg:height="0.758cm" svg:x="13.744cm" svg:y="5.787cm">
          <text:p text:style-name="P6"><text:span text:style-name="T3">decode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7" draw:style-name="gr3" draw:text-style-name="P7" draw:layer="layout" svg:width="2.285cm" svg:height="0.758cm" svg:x="15.544cm" svg:y="4.984cm">
          <text:p text:style-name="P6"><text:span text:style-name="T3">Byte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18" draw:style-name="gr4" draw:text-style-name="P8" draw:layer="layout" svg:width="3.64cm" svg:height="5.998cm" svg:x="9.209cm" svg:y="8.083cm">
          <text:p text:style-name="P3"><text:span text:style-name="T2">DDProps</text:span></text:p>
          <text:p text:style-name="P3"><text:span text:style-name="T2">(Java)</text:span></text:p>
          <text:p text:style-name="P3"><text:span text:style-name="T4"/></text:p>
          <text:p text:style-name="P3"><text:span text:style-name="T4">Name</text:span></text:p>
          <text:p text:style-name="P3"><text:span text:style-name="T4">ID</text:span></text:p>
          <text:p text:style-name="P3"><text:span text:style-name="T4">Min</text:span></text:p>
          <text:p text:style-name="P3"><text:span text:style-name="T4">Max</text:span></text:p>
          <text:p text:style-name="P3"><text:span text:style-name="T4">Number</text:span></text:p>
          <text:p text:style-name="P3"><text:span text:style-name="T4">operType</text:span></text:p>
          <text:p text:style-name="P3"><text:span text:style-name="T4">Default</text:span></text:p>
          <text:p text:style-name="P3"><text:span text:style-name="T4">I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9" draw:style-name="gr4" draw:text-style-name="P8" draw:layer="layout" svg:width="3.606cm" svg:height="5.998cm" svg:x="20.501cm" svg:y="8.083cm">
          <text:p text:style-name="P3"><text:span text:style-name="T2">DDProps</text:span></text:p>
          <text:p text:style-name="P3"><text:span text:style-name="T2">(Qt)</text:span></text:p>
          <text:p text:style-name="P3"><text:span text:style-name="T4"/></text:p>
          <text:p text:style-name="P3"><text:span text:style-name="T4">Name</text:span></text:p>
          <text:p text:style-name="P3"><text:span text:style-name="T4">ID</text:span></text:p>
          <text:p text:style-name="P3"><text:span text:style-name="T4">Min</text:span></text:p>
          <text:p text:style-name="P3"><text:span text:style-name="T4">Max</text:span></text:p>
          <text:p text:style-name="P3"><text:span text:style-name="T4">Number</text:span></text:p>
          <text:p text:style-name="P3"><text:span text:style-name="T4">operType</text:span></text:p>
          <text:p text:style-name="P3"><text:span text:style-name="T4">Default</text:span></text:p>
          <text:p text:style-name="P3"><text:span text:style-name="T4">I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21" draw:style-name="gr2" draw:text-style-name="P5" draw:layer="layout" svg:width="0.008cm" svg:height="1.538cm" svg:x="11.02cm" svg:y="6.54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ttore 2 22" draw:style-name="gr2" draw:text-style-name="P5" draw:layer="layout" svg:width="0.007cm" svg:height="1.538cm" svg:x="22.294cm" svg:y="6.54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24" draw:style-name="gr3" draw:text-style-name="P7" draw:layer="layout" svg:width="1.76cm" svg:height="1.265cm" svg:x="11.026cm" svg:y="6.663cm">
          <text:p text:style-name="P3"><text:span text:style-name="T3">Static</text:span></text:p>
          <text:p text:style-name="P3"><text:span text:style-name="T3">inclu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5" draw:style-name="gr3" draw:text-style-name="P7" draw:layer="layout" svg:width="1.76cm" svg:height="1.265cm" svg:x="20.564cm" svg:y="6.681cm">
          <text:p text:style-name="P3"><text:span text:style-name="T3">Static</text:span></text:p>
          <text:p text:style-name="P3"><text:span text:style-name="T3">inclu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26" draw:style-name="gr5" draw:text-style-name="P9" draw:layer="layout" svg:width="3.075cm" svg:height="2.227cm" svg:x="15.149cm" svg:y="9.968cm">
          <text:p text:style-name="P3"><text:span text:style-name="T2">Buil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28" draw:style-name="gr2" draw:text-style-name="P5" draw:layer="layout" svg:width="2.298cm" svg:height="0.001cm" svg:x="12.849cm" svg:y="11.0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0" draw:style-name="gr2" draw:text-style-name="P5" draw:layer="layout" svg:width="2.275cm" svg:height="0.001cm" svg:x="18.225cm" svg:y="11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34" draw:style-name="gr3" draw:text-style-name="P7" draw:layer="layout" svg:width="2.031cm" svg:height="1.265cm" svg:x="12.965cm" svg:y="11.033cm">
          <text:p text:style-name="P3"><text:span text:style-name="T3">Auto</text:span></text:p>
          <text:p text:style-name="P3"><text:span text:style-name="T3">gene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35" draw:style-name="gr6" draw:text-style-name="P10" draw:layer="layout" svg:width="5.425cm" svg:height="2.227cm" svg:x="13.957cm" svg:y="15.807cm">
          <text:p text:style-name="P3"><text:span text:style-name="T2">Documentation</text:span></text:p>
          <text:p text:style-name="P3"><text:span text:style-name="T2">(Excel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7" draw:style-name="gr2" draw:text-style-name="P5" draw:layer="layout" svg:width="0.016cm" svg:height="3.61cm" svg:x="16.67cm" svg:y="12.1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ttangolo con angoli arrotondati 38" draw:style-name="gr7" draw:text-style-name="P11" draw:layer="layout" svg:width="4.203cm" svg:height="6.988cm" svg:x="2.55cm" svg:y="2.909cm">
          <text:p text:style-name="P3"><text:span text:style-name="T4">Get</text:span></text:p>
          <text:p text:style-name="P6"><text:span text:style-name="T4">Byte</text:span></text:p>
          <text:p text:style-name="P6"><text:span text:style-name="T4">Short</text:span></text:p>
          <text:p text:style-name="P6"><text:span text:style-name="T4">Int</text:span></text:p>
          <text:p text:style-name="P6"><text:span text:style-name="T4">Long</text:span></text:p>
          <text:p text:style-name="P6"><text:span text:style-name="T4">Number</text:span></text:p>
          <text:p text:style-name="P6"><text:span text:style-name="T4">SignedNumber</text:span></text:p>
          <text:p text:style-name="P6"><text:span text:style-name="T4">Time (int)</text:span></text:p>
          <text:p text:style-name="P6"><text:span text:style-name="T4">Date (int)</text:span></text:p>
          <text:p text:style-name="P6"><text:span text:style-name="T4">DateTime (long)</text:span></text:p>
          <text:p text:style-name="P6"><text:span text:style-name="T4">ByteArray</text:span></text:p>
          <text:p text:style-name="P6"><text:span text:style-name="T4">String</text:span></text:p>
          <text:p text:style-name="P6"><text:span text:style-name="T4">DDList</text:span></text:p>
          <text:p text:style-name="P6"><text:span text:style-name="T4">Byte..String Arr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40" draw:style-name="gr2" draw:text-style-name="P5" draw:layer="layout" svg:width="1.553cm" svg:height="0.973cm" svg:x="6.751cm" svg:y="5.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ttangolo con angoli arrotondati 47" draw:style-name="gr8" draw:text-style-name="P12" draw:layer="layout" svg:width="4.203cm" svg:height="6.988cm" svg:x="2.55cm" svg:y="11.08cm">
          <text:p text:style-name="P3"><text:span text:style-name="T4">Set</text:span></text:p>
          <text:p text:style-name="P6"><text:span text:style-name="T4">Byte</text:span></text:p>
          <text:p text:style-name="P6"><text:span text:style-name="T4">Short</text:span></text:p>
          <text:p text:style-name="P6"><text:span text:style-name="T4">Int</text:span></text:p>
          <text:p text:style-name="P6"><text:span text:style-name="T4">Long</text:span></text:p>
          <text:p text:style-name="P6"><text:span text:style-name="T4">Number</text:span></text:p>
          <text:p text:style-name="P6"><text:span text:style-name="T4">SignedNumber</text:span></text:p>
          <text:p text:style-name="P6"><text:span text:style-name="T4">Time (int)</text:span></text:p>
          <text:p text:style-name="P6"><text:span text:style-name="T4">Date (int)</text:span></text:p>
          <text:p text:style-name="P6"><text:span text:style-name="T4">DateTime (long)</text:span></text:p>
          <text:p text:style-name="P6"><text:span text:style-name="T4">ByteArray</text:span></text:p>
          <text:p text:style-name="P6"><text:span text:style-name="T4">String</text:span></text:p>
          <text:p text:style-name="P6"><text:span text:style-name="T4">DDList</text:span></text:p>
          <text:p text:style-name="P6"><text:span text:style-name="T4">Byte..String Arr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51" draw:style-name="gr2" draw:text-style-name="P5" draw:layer="layout" svg:width="1.892cm" svg:height="4.865cm" svg:x="6.576cm" svg:y="6.4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ttangolo con angoli arrotondati 53" draw:style-name="gr7" draw:text-style-name="P11" draw:layer="layout" svg:width="4.203cm" svg:height="6.988cm" svg:x="26.764cm" svg:y="2.909cm">
          <text:p text:style-name="P3"><text:span text:style-name="T4">Get</text:span></text:p>
          <text:p text:style-name="P6"><text:span text:style-name="T4">Char</text:span></text:p>
          <text:p text:style-name="P6"><text:span text:style-name="T4">Short</text:span></text:p>
          <text:p text:style-name="P6"><text:span text:style-name="T4">Int</text:span></text:p>
          <text:p text:style-name="P6"><text:span text:style-name="T4">Long</text:span></text:p>
          <text:p text:style-name="P6"><text:span text:style-name="T4">Number</text:span></text:p>
          <text:p text:style-name="P6"><text:span text:style-name="T4">SignedNumber</text:span></text:p>
          <text:p text:style-name="P6"><text:span text:style-name="T4">Time (int)</text:span></text:p>
          <text:p text:style-name="P6"><text:span text:style-name="T4">Date (int)</text:span></text:p>
          <text:p text:style-name="P6"><text:span text:style-name="T4">DateTime (long)</text:span></text:p>
          <text:p text:style-name="P6"><text:span text:style-name="T4">QByteArray</text:span></text:p>
          <text:p text:style-name="P6"><text:span text:style-name="T4">QString</text:span></text:p>
          <text:p text:style-name="P6"><text:span text:style-name="T4">DDList</text:span></text:p>
          <text:p text:style-name="P6"><text:span text:style-name="T4">Char..QString Arr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54" draw:style-name="gr8" draw:text-style-name="P12" draw:layer="layout" svg:width="4.203cm" svg:height="6.988cm" svg:x="26.764cm" svg:y="11.08cm">
          <text:p text:style-name="P3"><text:span text:style-name="T4">Set</text:span></text:p>
          <text:p text:style-name="P6"><text:span text:style-name="T4">Char</text:span></text:p>
          <text:p text:style-name="P6"><text:span text:style-name="T4">Short</text:span></text:p>
          <text:p text:style-name="P6"><text:span text:style-name="T4">Int</text:span></text:p>
          <text:p text:style-name="P6"><text:span text:style-name="T4">Long</text:span></text:p>
          <text:p text:style-name="P6"><text:span text:style-name="T4">Number</text:span></text:p>
          <text:p text:style-name="P6"><text:span text:style-name="T4">SignedNumber</text:span></text:p>
          <text:p text:style-name="P6"><text:span text:style-name="T4">Time (int)</text:span></text:p>
          <text:p text:style-name="P6"><text:span text:style-name="T4">Date (int)</text:span></text:p>
          <text:p text:style-name="P6"><text:span text:style-name="T4">DateTime (long)</text:span></text:p>
          <text:p text:style-name="P6"><text:span text:style-name="T4">QByteArray</text:span></text:p>
          <text:p text:style-name="P6"><text:span text:style-name="T4">QString</text:span></text:p>
          <text:p text:style-name="P6"><text:span text:style-name="T4">DDList</text:span></text:p>
          <text:p text:style-name="P6"><text:span text:style-name="T4">Char..QString Arr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56" draw:style-name="gr2" draw:text-style-name="P5" draw:layer="layout" svg:width="1.753cm" svg:height="0.973cm" svg:x="25.01cm" svg:y="5.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58" draw:style-name="gr2" draw:text-style-name="P5" draw:layer="layout" svg:width="2.318cm" svg:height="4.758cm" svg:x="24.83cm" svg:y="6.43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85" draw:style-name="gr3" draw:text-style-name="P7" draw:layer="layout" svg:width="2.031cm" svg:height="1.265cm" svg:x="18.367cm" svg:y="11.033cm">
          <text:p text:style-name="P3"><text:span text:style-name="T3">Auto</text:span></text:p>
          <text:p text:style-name="P3"><text:span text:style-name="T3">gene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86" draw:style-name="gr9" draw:text-style-name="P13" draw:layer="layout" svg:width="4.611cm" svg:height="2.534cm" svg:x="8.049cm" svg:y="15.501cm">
          <text:p text:style-name="P3"><text:span text:style-name="T3">Convert Routines</text:span></text:p>
          <text:p text:style-name="P3"><text:span text:style-name="T3">Time </text:span><text:span text:style-name="T5"></text:span><text:span text:style-name="T3"> Java Date</text:span></text:p>
          <text:p text:style-name="P3"><text:span text:style-name="T3">Date </text:span><text:span text:style-name="T5"></text:span><text:span text:style-name="T3"> Java Date</text:span></text:p>
          <text:p text:style-name="P3"><text:span text:style-name="T3">DateTme </text:span><text:span text:style-name="T5"></text:span><text:span text:style-name="T3"> Java D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87" draw:style-name="gr9" draw:text-style-name="P13" draw:layer="layout" svg:width="5.029cm" svg:height="2.534cm" svg:x="20.558cm" svg:y="15.501cm">
          <text:p text:style-name="P3"><text:span text:style-name="T3">Convert Routines</text:span></text:p>
          <text:p text:style-name="P3"><text:span text:style-name="T3">Time </text:span><text:span text:style-name="T5"></text:span><text:span text:style-name="T3"> QDate</text:span></text:p>
          <text:p text:style-name="P3"><text:span text:style-name="T3">Date </text:span><text:span text:style-name="T5"></text:span><text:span text:style-name="T3"> QDate</text:span></text:p>
          <text:p text:style-name="P3"><text:span text:style-name="T3">DateTime </text:span><text:span text:style-name="T5"></text:span><text:span text:style-name="T3"> QDate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Wingdings" svg:font-family="Wingdings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da9e" draw:end-color="#ffd590" draw:start-intensity="100%" draw:end-intensity="100%" draw:angle="0" draw:border="0%"/>
    <draw:gradient draw:name="Gradient_20_11" draw:display-name="Gradient 11" draw:style="linear" draw:start-color="#d1d1d1" draw:end-color="#c7c7c7" draw:start-intensity="100%" draw:end-intensity="100%" draw:angle="0" draw:border="0%"/>
    <draw:gradient draw:name="Gradient_20_12" draw:display-name="Gradient 12" draw:style="linear" draw:start-color="#a8b7df" draw:end-color="#9aabd9" draw:start-intensity="100%" draw:end-intensity="100%" draw:angle="0" draw:border="0%"/>
    <draw:gradient draw:name="Gradient_20_13" draw:display-name="Gradient 13" draw:style="linear" draw:start-color="#9d9d9d" draw:end-color="#909090" draw:start-intensity="100%" draw:end-intensity="100%" draw:angle="0" draw:border="0%"/>
    <draw:gradient draw:name="Gradient_20_7" draw:display-name="Gradient 7" draw:style="linear" draw:start-color="#b1cbe9" draw:end-color="#a2c1e4" draw:start-intensity="100%" draw:end-intensity="100%" draw:angle="0" draw:border="0%"/>
    <draw:gradient draw:name="Gradient_20_8" draw:display-name="Gradient 8" draw:style="linear" draw:start-color="#f7bca4" draw:end-color="#f4b196" draw:start-intensity="100%" draw:end-intensity="100%" draw:angle="0" draw:border="0%"/>
    <draw:gradient draw:name="Gradient_20_9" draw:display-name="Gradient 9" draw:style="linear" draw:start-color="#b5d4a7" draw:end-color="#a9cd99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o_20_titolo-background" style:display-name="Solo titolo-background" style:family="presentation">
      <style:graphic-properties draw:stroke="none" draw:fill="solid" draw:fill-color="#ffffff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 style:shrink-to-fit="true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olo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lo_20_tito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lo_20_titolo" style:display-name="Solo titol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2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5-17">17/05/19</text:date></text:span></text:p>
        </draw:text-box>
      </draw:frame>
      <draw:frame draw:name="Segnaposto piè di pagina 3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4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Solo_20_titolo-title" draw:layer="backgroundobjects" svg:width="19.798cm" svg:height="11.136cm" svg:x="0.6cm" svg:y="2.257cm" presentation:class="page"/>
        <draw:frame presentation:style-name="Solo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ynamic Data - Schema</dc:title>
    <meta:initial-creator>Vagnoni, Marco</meta:initial-creator>
    <dc:creator>Vagnoni, Marco</dc:creator>
    <meta:editing-cycles>15</meta:editing-cycles>
    <meta:creation-date>2019-05-13T08:58:04</meta:creation-date>
    <dc:date>2019-05-13T10:05:33</dc:date>
    <meta:editing-duration>PT1H7M</meta:editing-duration>
    <meta:generator>LibreOffice/6.2.2.2$Windows_x86 LibreOffice_project/2b840030fec2aae0fd2658d8d4f9548af4e3518d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